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a570" officeooo:paragraph-rsid="000ba570"/>
    </style:style>
    <style:style style:name="P2" style:family="paragraph" style:parent-style-name="Standard" style:list-style-name="L2">
      <style:text-properties officeooo:rsid="000ba570" officeooo:paragraph-rsid="000ba570"/>
    </style:style>
    <style:style style:name="P3" style:family="paragraph" style:parent-style-name="Standard" style:list-style-name="L3">
      <style:text-properties officeooo:rsid="000ba570" officeooo:paragraph-rsid="000ba570"/>
    </style:style>
    <style:style style:name="P4" style:family="paragraph" style:parent-style-name="Standard" style:list-style-name="L4">
      <style:text-properties officeooo:rsid="000ba570" officeooo:paragraph-rsid="000ba570"/>
    </style:style>
    <style:style style:name="P5" style:family="paragraph" style:parent-style-name="Standard" style:list-style-name="L4">
      <style:text-properties officeooo:rsid="000ba570" officeooo:paragraph-rsid="000ea4e5"/>
    </style:style>
    <style:style style:name="P6" style:family="paragraph" style:parent-style-name="Standard" style:list-style-name="L5">
      <style:text-properties officeooo:rsid="000ba570" officeooo:paragraph-rsid="000ba570"/>
    </style:style>
    <style:style style:name="P7" style:family="paragraph" style:parent-style-name="Heading_20_1">
      <style:text-properties officeooo:rsid="000ea4e5" officeooo:paragraph-rsid="000ea4e5"/>
    </style:style>
    <style:style style:name="T1" style:family="text">
      <style:text-properties officeooo:rsid="000d5e67"/>
    </style:style>
    <style:style style:name="T2" style:family="text">
      <style:text-properties officeooo:rsid="000ea4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osition Modes</text:h>
      <text:list xml:id="list2752300934096640009" text:style-name="L1">
        <text:list-item>
          <text:p text:style-name="P1"><text:span text:style-name="Button">F1</text:span> Fullscreen</text:p>
        </text:list-item>
        <text:list-item>
          <text:p text:style-name="P1"><text:span text:style-name="Button">F2</text:span> Picture in Picture</text:p>
        </text:list-item>
        <text:list-item>
          <text:p text:style-name="P1"><text:span text:style-name="Button">F3</text:span> Side-by-Side Equal</text:p>
        </text:list-item>
        <text:list-item>
          <text:p text:style-name="P1"><text:span text:style-name="Button">F4</text:span> Side-by-Side Preview</text:p>
        </text:list-item>
      </text:list>
      <text:h text:style-name="Heading_20_1" text:outline-level="1">Select A-Source</text:h>
      <text:list xml:id="list3444851391757821732" text:style-name="L2">
        <text:list-item>
          <text:p text:style-name="P2"><text:span text:style-name="Button">1</text:span> Source Nr. 1</text:p>
        </text:list-item>
        <text:list-item>
          <text:p text:style-name="P2"><text:span text:style-name="Button">2</text:span> Source Nr. 2</text:p>
        </text:list-item>
        <text:list-item>
          <text:p text:style-name="P2">…</text:p>
        </text:list-item>
      </text:list>
      <text:h text:style-name="Heading_20_1" text:outline-level="1">Select B-Source</text:h>
      <text:list xml:id="list7175567355681251524" text:style-name="L3">
        <text:list-item>
          <text:p text:style-name="P3"><text:span text:style-name="Button">Ctrl+1</text:span> Source Nr. 1</text:p>
        </text:list-item>
        <text:list-item>
          <text:p text:style-name="P3"><text:span text:style-name="Button">Ctrl+2</text:span> Source Nr. 2</text:p>
        </text:list-item>
        <text:list-item>
          <text:p text:style-name="P3">…</text:p>
        </text:list-item>
      </text:list>
      <text:h text:style-name="Heading_20_1" text:outline-level="1">Set Fullsc<text:span text:style-name="T2">r</text:span>een</text:h>
      <text:list xml:id="list6790398209614946909" text:style-name="L4">
        <text:list-item>
          <text:p text:style-name="P4"><text:span text:style-name="Button">Alt+1</text:span> Source Nr. 1</text:p>
        </text:list-item>
        <text:list-item>
          <text:p text:style-name="P4"><text:span text:style-name="Button">Alt+2</text:span> <text:span text:style-name="T1">S</text:span>ource Nr. 2</text:p>
        </text:list-item>
        <text:list-item>
          <text:p text:style-name="P4">…</text:p>
        </text:list-item>
      </text:list>
      <text:h text:style-name="P7" text:outline-level="1">Stream Blanking</text:h>
      <text:list xml:id="list175408404663661" text:continue-numbering="true" text:style-name="L4">
        <text:list-item>
          <text:p text:style-name="P5"><text:span text:style-name="Button"><text:span text:style-name="T2">F11</text:span></text:span> S<text:span text:style-name="T2">et stream to Pause-Loop</text:span></text:p>
        </text:list-item>
        <text:list-item>
          <text:p text:style-name="P5"><text:span text:style-name="Button"><text:span text:style-name="T2">F12</text:span></text:span> S<text:span text:style-name="T2">et stream Live</text:span></text:p>
        </text:list-item>
      </text:list>
      <text:h text:style-name="Heading_20_1" text:outline-level="1">Other options</text:h>
      <text:list xml:id="list5190701612681763372" text:style-name="L5">
        <text:list-item>
          <text:p text:style-name="P6"><text:span text:style-name="Button">t</text:span> C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tton" style:family="text" style:parent-style-name="Source_20_Text">
      <style:text-properties style:text-position="0% 100%" fo:font-size="11pt" style:letter-kerning="true" fo:background-color="#dddddd" style:font-size-asian="10.5pt" loext:padding="0.0201in" loext:border="0.06pt solid #808080" loext:shadow="#808080 0.0201in 0.020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örner</meta:initial-creator>
    <meta:creation-date>2016-08-28T13:39:22.021710118</meta:creation-date>
    <dc:date>2017-09-03T17:54:07.446918483</dc:date>
    <meta:editing-duration>PT3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8" meta:character-count="340" meta:non-whitespace-character-count="300"/>
  </office:meta>
</office:document-meta>
</file>